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!/usr/bin/env python3</text:p>
      <text:p text:style-name="Standard">import os</text:p>
      <text:p text:style-name="Standard">import argparse</text:p>
      <text:p text:style-name="Standard">import threading</text:p>
      <text:p text:style-name="Standard">import numpy as np</text:p>
      <text:p text:style-name="Standard">from inputs import UnpluggedError, get_gamepad</text:p>
      <text:p text:style-name="Standard"/>
      <text:p text:style-name="Standard">from cereal import messaging</text:p>
      <text:p text:style-name="Standard">from openpilot.common.params import Params</text:p>
      <text:p text:style-name="Standard">from openpilot.common.realtime import Ratekeeper</text:p>
      <text:p text:style-name="Standard">from openpilot.system.hardware import HARDWARE</text:p>
      <text:p text:style-name="Standard">from openpilot.tools.lib.kbhit import KBHit</text:p>
      <text:p text:style-name="Standard"/>
      <text:p text:style-name="Standard">EXPO = 0.4</text:p>
      <text:p text:style-name="Standard"/>
      <text:p text:style-name="Standard"/>
      <text:p text:style-name="Standard">class Keyboard:</text:p>
      <text:p text:style-name="Standard"><text:s text:c="2"/>def __init__(self):</text:p>
      <text:p text:style-name="Standard"><text:s text:c="4"/>self.kb = KBHit()</text:p>
      <text:p text:style-name="Standard"><text:s text:c="4"/>self.axis_increment = 0.05 <text:s/># 5% of full actuation each key press</text:p>
      <text:p text:style-name="Standard"><text:s text:c="4"/>self.axes_map = {'w': 'gb', 's': 'gb',</text:p>
      <text:p text:style-name="Standard"><text:s text:c="21"/>'a': 'steer', 'd': 'steer'}</text:p>
      <text:p text:style-name="Standard"><text:s text:c="4"/>self.axes_values = {'gb': 0., 'steer': 0.}</text:p>
      <text:p text:style-name="Standard"><text:s text:c="4"/>self.axes_order = ['gb', 'steer']</text:p>
      <text:p text:style-name="Standard"><text:s text:c="4"/>self.cancel = False</text:p>
      <text:p text:style-name="Standard"/>
      <text:p text:style-name="Standard"><text:s text:c="2"/>def update(self):</text:p>
      <text:p text:style-name="Standard"><text:s text:c="4"/>key = self.kb.getch().lower()</text:p>
      <text:p text:style-name="Standard"><text:s text:c="4"/>self.cancel = False</text:p>
      <text:p text:style-name="Standard"><text:s text:c="4"/>if key == 'r':</text:p>
      <text:p text:style-name="Standard"><text:s text:c="6"/>self.axes_values = {ax: 0. for ax in self.axes_values}</text:p>
      <text:p text:style-name="Standard"><text:s text:c="4"/>elif key == 'c':</text:p>
      <text:p text:style-name="Standard"><text:s text:c="6"/>self.cancel = True</text:p>
      <text:p text:style-name="Standard"><text:s text:c="4"/>elif key in self.axes_map:</text:p>
      <text:p text:style-name="Standard"><text:s text:c="6"/>axis = self.axes_map[key]</text:p>
      <text:p text:style-name="Standard"><text:s text:c="6"/>incr = self.axis_increment if key in ['w', 'a'] else -self.axis_increment</text:p>
      <text:p text:style-name="Standard"><text:s text:c="6"/>self.axes_values[axis] = float(np.clip(self.axes_values[axis] + incr, -1, 1))</text:p>
      <text:p text:style-name="Standard"><text:s text:c="4"/>else:</text:p>
      <text:p text:style-name="Standard"><text:s text:c="6"/>return False</text:p>
      <text:p text:style-name="Standard"><text:s text:c="4"/>return True</text:p>
      <text:p text:style-name="Standard"/>
      <text:p text:style-name="Standard"/>
      <text:p text:style-name="Standard">class Joystick:</text:p>
      <text:p text:style-name="Standard"><text:s text:c="2"/>def __init__(self):</text:p>
      <text:p text:style-name="Standard"><text:s text:c="4"/># This class supports a PlayStation 5 DualSense controller on the comma 3X</text:p>
      <text:p text:style-name="Standard"><text:s text:c="4"/># TODO: find a way to get this from API or detect gamepad/PC, perhaps "inputs" doesn't support it</text:p>
      <text:p text:style-name="Standard"><text:s text:c="4"/>self.cancel_button = 'BTN_NORTH' <text:s/># BTN_NORTH=X/triangle</text:p>
      <text:p text:style-name="Standard"><text:s text:c="4"/>if HARDWARE.get_device_type() == 'pc':</text:p>
      <text:p text:style-name="Standard"><text:s text:c="6"/>accel_axis = 'ABS_Z'</text:p>
      <text:p text:style-name="Standard"><text:soft-page-break/><text:s text:c="6"/>steer_axis = 'ABS_RX'</text:p>
      <text:p text:style-name="Standard"><text:s text:c="6"/># TODO: once the longcontrol API is finalized, we can replace this with outputting gas/brake and steering</text:p>
      <text:p text:style-name="Standard"><text:s text:c="6"/>self.flip_map = {'ABS_RZ': accel_axis}</text:p>
      <text:p text:style-name="Standard"><text:s text:c="4"/>else:</text:p>
      <text:p text:style-name="Standard"><text:s text:c="6"/>accel_axis = 'ABS_RX'</text:p>
      <text:p text:style-name="Standard"><text:s text:c="6"/>steer_axis = 'ABS_Z'</text:p>
      <text:p text:style-name="Standard"><text:s text:c="6"/>self.flip_map = {'ABS_RY': accel_axis}</text:p>
      <text:p text:style-name="Standard"/>
      <text:p text:style-name="Standard"><text:s text:c="4"/>self.min_axis_value = {accel_axis: 0., steer_axis: 0.}</text:p>
      <text:p text:style-name="Standard"><text:s text:c="4"/>self.max_axis_value = {accel_axis: 255., steer_axis: 255.}</text:p>
      <text:p text:style-name="Standard"><text:s text:c="4"/>self.axes_values = {accel_axis: 0., steer_axis: 0.}</text:p>
      <text:p text:style-name="Standard"><text:s text:c="4"/>self.axes_order = [accel_axis, steer_axis]</text:p>
      <text:p text:style-name="Standard"><text:s text:c="4"/>self.cancel = False</text:p>
      <text:p text:style-name="Standard"/>
      <text:p text:style-name="Standard"><text:s text:c="2"/>def update(self):</text:p>
      <text:p text:style-name="Standard"><text:s text:c="4"/>try:</text:p>
      <text:p text:style-name="Standard"><text:s text:c="6"/>joystick_event = get_gamepad()[0]</text:p>
      <text:p text:style-name="Standard"><text:s text:c="4"/>except (OSError, UnpluggedError):</text:p>
      <text:p text:style-name="Standard"><text:s text:c="6"/>self.axes_values = {ax: 0. for ax in self.axes_values}</text:p>
      <text:p text:style-name="Standard"><text:s text:c="6"/>return False</text:p>
      <text:p text:style-name="Standard"/>
      <text:p text:style-name="Standard"><text:s text:c="4"/>event = (joystick_event.code, joystick_event.state)</text:p>
      <text:p text:style-name="Standard"/>
      <text:p text:style-name="Standard"><text:s text:c="4"/># flip left trigger to negative accel</text:p>
      <text:p text:style-name="Standard"><text:s text:c="4"/>if event[0] in self.flip_map:</text:p>
      <text:p text:style-name="Standard"><text:s text:c="6"/>event = (self.flip_map[event[0]], -event[1])</text:p>
      <text:p text:style-name="Standard"/>
      <text:p text:style-name="Standard"><text:s text:c="4"/>if event[0] == self.cancel_button:</text:p>
      <text:p text:style-name="Standard"><text:s text:c="6"/>if event[1] == 1:</text:p>
      <text:p text:style-name="Standard"><text:s text:c="8"/>self.cancel = True</text:p>
      <text:p text:style-name="Standard"><text:s text:c="6"/>elif event[1] == 0: <text:s text:c="2"/># state 0 is falling edge</text:p>
      <text:p text:style-name="Standard"><text:s text:c="8"/>self.cancel = False</text:p>
      <text:p text:style-name="Standard"><text:s text:c="4"/>elif event[0] in self.axes_values:</text:p>
      <text:p text:style-name="Standard"><text:s text:c="6"/>self.max_axis_value[event[0]] = max(event[1], self.max_axis_value[event[0]])</text:p>
      <text:p text:style-name="Standard"><text:s text:c="6"/>self.min_axis_value[event[0]] = min(event[1], self.min_axis_value[event[0]])</text:p>
      <text:p text:style-name="Standard"/>
      <text:p text:style-name="Standard"><text:s text:c="6"/>norm = -float(np.interp(event[1], [self.min_axis_value[event[0]], self.max_axis_value[event[0]]], [-1., 1.]))</text:p>
      <text:p text:style-name="Standard"><text:s text:c="6"/>norm = norm if abs(norm) &gt; 0.03 else 0. <text:s/># center can be noisy, deadzone of 3%</text:p>
      <text:p text:style-name="Standard"><text:s text:c="6"/>self.axes_values[event[0]] = EXPO * norm ** 3 + (1 - EXPO) * norm <text:s/># less action near center for fine control</text:p>
      <text:p text:style-name="Standard"><text:s text:c="4"/>else:</text:p>
      <text:p text:style-name="Standard"><text:s text:c="6"/>return False</text:p>
      <text:p text:style-name="Standard"><text:s text:c="4"/>return True</text:p>
      <text:p text:style-name="Standard"/>
      <text:p text:style-name="Standard"/>
      <text:p text:style-name="Standard">def send_thread(joystick):</text:p>
      <text:p text:style-name="Standard"><text:s text:c="2"/>pm = messaging.PubMaster(['testJoystick'])</text:p>
      <text:p text:style-name="Standard"><text:soft-page-break/></text:p>
      <text:p text:style-name="Standard"><text:s text:c="2"/>rk = Ratekeeper(100, print_delay_threshold=None)</text:p>
      <text:p text:style-name="Standard"/>
      <text:p text:style-name="Standard"><text:s text:c="2"/>while True:</text:p>
      <text:p text:style-name="Standard"><text:s text:c="4"/>if rk.frame % 20 == 0:</text:p>
      <text:p text:style-name="Standard"><text:s text:c="6"/>print('\n' + ', '.join(f'{name}: {round(v, 3)}' for name, v in joystick.axes_values.items()))</text:p>
      <text:p text:style-name="Standard"/>
      <text:p text:style-name="Standard"><text:s text:c="4"/>joystick_msg = messaging.new_message('testJoystick')</text:p>
      <text:p text:style-name="Standard"><text:s text:c="4"/>joystick_msg.valid = True</text:p>
      <text:p text:style-name="Standard"><text:s text:c="4"/>joystick_msg.testJoystick.axes = [joystick.axes_values[ax] for ax in joystick.axes_order]</text:p>
      <text:p text:style-name="Standard"/>
      <text:p text:style-name="Standard"><text:s text:c="4"/>pm.send('testJoystick', joystick_msg)</text:p>
      <text:p text:style-name="Standard"/>
      <text:p text:style-name="Standard"><text:s text:c="4"/>rk.keep_time()</text:p>
      <text:p text:style-name="Standard"/>
      <text:p text:style-name="Standard"/>
      <text:p text:style-name="Standard">def joystick_control_thread(joystick):</text:p>
      <text:p text:style-name="Standard"><text:s text:c="2"/>Params().put_bool('JoystickDebugMode', True)</text:p>
      <text:p text:style-name="Standard"><text:s text:c="2"/>threading.Thread(target=send_thread, args=(joystick,), daemon=True).start()</text:p>
      <text:p text:style-name="Standard"><text:s text:c="2"/>while True:</text:p>
      <text:p text:style-name="Standard"><text:s text:c="4"/>joystick.update()</text:p>
      <text:p text:style-name="Standard"/>
      <text:p text:style-name="Standard"/>
      <text:p text:style-name="Standard">def main():</text:p>
      <text:p text:style-name="Standard"><text:s text:c="2"/>joystick_control_thread(Joystick())</text:p>
      <text:p text:style-name="Standard"/>
      <text:p text:style-name="Standard"/>
      <text:p text:style-name="Standard">if __name__ == '__main__':</text:p>
      <text:p text:style-name="Standard"><text:s text:c="2"/>parser = argparse.ArgumentParser(description='Publishes events from your joystick to control your car.\n' +</text:p>
      <text:p text:style-name="Standard"><text:s text:c="47"/>'openpilot must be offroad before starting joystick_control. This tool supports ' +</text:p>
      <text:p text:style-name="Standard"><text:s text:c="47"/>'a PlayStation 5 DualSense controller on the comma 3X.',</text:p>
      <text:p text:style-name="Standard"><text:s text:c="35"/>formatter_class=argparse.ArgumentDefaultsHelpFormatter)</text:p>
      <text:p text:style-name="Standard"><text:s text:c="2"/>parser.add_argument('--keyboard', action='store_true', help='Use your keyboard instead of a joystick')</text:p>
      <text:p text:style-name="Standard"><text:s text:c="2"/>args = parser.parse_args()</text:p>
      <text:p text:style-name="Standard"/>
      <text:p text:style-name="Standard"><text:s text:c="2"/>if not Params().get_bool("IsOffroad") and "ZMQ" not in os.environ:</text:p>
      <text:p text:style-name="Standard"><text:s text:c="4"/>print("The car must be off before running joystick_control.")</text:p>
      <text:p text:style-name="Standard"><text:s text:c="4"/>exit()</text:p>
      <text:p text:style-name="Standard"/>
      <text:p text:style-name="Standard"><text:s text:c="2"/>print()</text:p>
      <text:p text:style-name="Standard"><text:s text:c="2"/>if args.keyboard:</text:p>
      <text:p text:style-name="Standard"><text:s text:c="4"/>print('Gas/brake control: `W` and `S` keys')</text:p>
      <text:p text:style-name="Standard"><text:s text:c="4"/>print('Steering control: `A` and `D` keys')</text:p>
      <text:p text:style-name="Standard"><text:s text:c="4"/>print('Buttons')</text:p>
      <text:p text:style-name="Standard"><text:s text:c="4"/>print('- `R`: Resets axes')</text:p>
      <text:p text:style-name="Standard"><text:s text:c="4"/>print('- `C`: Cancel cruise control')</text:p>
      <text:p text:style-name="Standard"><text:s text:c="2"/>else:</text:p>
      <text:p text:style-name="Standard"><text:soft-page-break/><text:s text:c="4"/>print('Using joystick, make sure to run cereal/messaging/bridge on your device if running over the network!')</text:p>
      <text:p text:style-name="Standard"><text:s text:c="4"/>print('If not running on a comma device, the mapping may need to be adjusted.')</text:p>
      <text:p text:style-name="Standard"/>
      <text:p text:style-name="Standard"><text:s text:c="2"/>joystick = Keyboard() if args.keyboard else Joystick()</text:p>
      <text:p text:style-name="Standard"><text:s text:c="2"/>joystick_control_thread(joystick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9T16:15:26.615485675</meta:creation-date>
    <dc:date>2025-03-19T16:16:41.760179576</dc:date>
    <meta:editing-duration>PT1M15S</meta:editing-duration>
    <meta:editing-cycles>1</meta:editing-cycles>
    <meta:document-statistic meta:table-count="0" meta:image-count="0" meta:object-count="0" meta:page-count="4" meta:paragraph-count="118" meta:word-count="556" meta:character-count="5067" meta:non-whitespace-character-count="4070"/>
    <meta:generator>LibreOffice/7.3.7.2$Linux_X86_64 LibreOffice_project/30$Build-2</meta:generator>
  </office:meta>
</office:document-meta>
</file>